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38000004384858A836187C616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galite" svg:font-family="Egalite" style:font-adornments="Bold Italic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rinda" svg:font-family="Vrinda"/>
    <style:font-face style:name="Vrinda1" svg:font-family="Vrinda" style:font-family-generic="system" style:font-pitch="variable"/>
    <style:font-face style:name="Zoya" svg:font-family="Zoya" style:font-adornments="Bold" style:font-pitch="variable"/>
  </office:font-face-decls>
  <office:automatic-styles>
    <style:style style:name="P1" style:family="paragraph" style:parent-style-name="Heading_20_1">
      <style:text-properties officeooo:paragraph-rsid="0019bf9d"/>
    </style:style>
    <style:style style:name="P2" style:family="paragraph" style:parent-style-name="Heading_20_2">
      <style:paragraph-properties fo:padding="0.0201in" fo:border-left="none" fo:border-right="none" fo:border-top="none" fo:border-bottom="0.06pt solid #000000"/>
    </style:style>
    <style:style style:name="P3" style:family="paragraph" style:parent-style-name="Standard">
      <style:text-properties style:font-name="Fira Sans" officeooo:paragraph-rsid="001227d4"/>
    </style:style>
    <style:style style:name="P4" style:family="paragraph" style:parent-style-name="Standard">
      <style:text-properties style:font-name="Fira Sans" officeooo:paragraph-rsid="00140f31"/>
    </style:style>
    <style:style style:name="P5" style:family="paragraph" style:parent-style-name="Standard">
      <style:text-properties style:font-name="Fira Sans" officeooo:paragraph-rsid="001496d1"/>
    </style:style>
    <style:style style:name="P6" style:family="paragraph" style:parent-style-name="Standard">
      <style:text-properties style:font-name="Fira Sans" officeooo:paragraph-rsid="001615f2"/>
    </style:style>
    <style:style style:name="P7" style:family="paragraph" style:parent-style-name="Standard">
      <style:text-properties style:font-name="Fira Sans" officeooo:paragraph-rsid="0019bf9d"/>
    </style:style>
    <style:style style:name="P8" style:family="paragraph" style:parent-style-name="Standard">
      <style:text-properties style:font-name="Fira Sans" officeooo:paragraph-rsid="001b91c7"/>
    </style:style>
    <style:style style:name="P9" style:family="paragraph" style:parent-style-name="Standard">
      <style:text-properties style:font-name="Fira Sans" officeooo:paragraph-rsid="001d5949"/>
    </style:style>
    <style:style style:name="T1" style:family="text">
      <style:text-properties officeooo:rsid="00126cbc"/>
    </style:style>
    <style:style style:name="T2" style:family="text">
      <style:text-properties officeooo:rsid="00140f31"/>
    </style:style>
    <style:style style:name="T3" style:family="text">
      <style:text-properties officeooo:rsid="001496d1"/>
    </style:style>
    <style:style style:name="T4" style:family="text">
      <style:text-properties officeooo:rsid="001615f2"/>
    </style:style>
    <style:style style:name="T5" style:family="text">
      <style:text-properties officeooo:rsid="00180aca"/>
    </style:style>
    <style:style style:name="T6" style:family="text">
      <style:text-properties officeooo:rsid="0019313c"/>
    </style:style>
    <style:style style:name="T7" style:family="text">
      <style:text-properties officeooo:rsid="001b91c7"/>
    </style:style>
    <style:style style:name="T8" style:family="text">
      <style:text-properties officeooo:rsid="001d5949"/>
    </style:style>
    <style:style style:name="T9" style:family="text">
      <style:text-properties officeooo:rsid="001e5a65"/>
    </style:style>
    <style:style style:name="T10" style:family="text">
      <style:text-properties officeooo:rsid="001f45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CCE 122 | Lab Problem 02 (Questions)</text:h>
      <text:h text:style-name="Heading_20_1" text:outline-level="1">1. Write a Java program to print 'Hello' on screen and then print your name on a separate line.</text:h>
      <text:p text:style-name="Standard">Hello<text:line-break/>Alexandra Abramov</text:p>
      <text:p text:style-name="P3"/>
      <text:h text:style-name="Heading_20_1" text:outline-level="1">2. Write a Java program to print the sum of two numbers.</text:h>
      <text:p text:style-name="P4">Test Data:<text:line-break/>74 + 36<text:line-break/></text:p>
      <text:p text:style-name="P4">110</text:p>
      <text:h text:style-name="Heading_20_1" text:outline-level="1"><text:span text:style-name="T1">3. </text:span>Write a Java program to divide two numbers and print on the screen.</text:h>
      <text:p text:style-name="P4">Test Data :<text:line-break/>50/3<text:line-break/><text:line-break/>16</text:p>
      <text:h text:style-name="Heading_20_1" text:outline-level="1"><text:span text:style-name="T2">4. </text:span>Write a Java program to print the result of the following operations.</text:h>
      <text:p text:style-name="P4">a. -5 + 8 * 6<text:line-break/>b. (55+9) % 9<text:line-break/>c. 20 + -3*5 / 8<text:line-break/>d. 5 + 15 / 3 * 2 - 8 % 3<text:line-break/><text:line-break/>43<text:line-break/>1<text:line-break/>19<text:line-break/>13</text:p>
      <text:h text:style-name="Heading_20_1" text:outline-level="1"><text:span text:style-name="T2">5. </text:span>Write a Java program that takes two numbers as input and display the product of two numbers.</text:h>
      <text:p text:style-name="P4">Input first number: 25<text:line-break/>Input second number: 5<text:line-break/><text:line-break/>25 x 5 = 125</text:p>
      <text:h text:style-name="Heading_20_1" text:outline-level="1"><text:soft-page-break/><text:span text:style-name="T2">6. </text:span>Write a Java program to print the sum (addition), multiply, subtract, divide and remainder of two numbers.</text:h>
      <text:p text:style-name="P4">Input first number: 125<text:line-break/>Input second number: 24<text:line-break/><text:line-break/>125 + 24 = 149<text:line-break/>125 - 24 = 101<text:line-break/>125 x 24 = 3000<text:line-break/>125 / 24 = 5<text:line-break/>125 mod 24 = 5</text:p>
      <text:h text:style-name="Heading_20_1" text:outline-level="1"><text:span text:style-name="T2">7. </text:span>Write a Java program that takes a number as input and prints its multiplication table upto 10.</text:h>
      <text:p text:style-name="P4">Input a number: 8<text:line-break/><text:line-break/>8 x 1 = 8<text:line-break/>8 x 2 = 16<text:line-break/>8 x 3 = 24<text:line-break/>...<text:line-break/>8 x 10 = 80</text:p>
      <text:h text:style-name="Heading_20_1" text:outline-level="1"><text:span text:style-name="T2">8. </text:span>Write a Java program to display the following pattern.</text:h>
      <text:p text:style-name="P5">J a v v a <text:line-break/>J a a v v a a <text:line-break/>J J aaaaa V V aaaaa <text:line-break/>JJ a a V a a</text:p>
      <text:h text:style-name="Heading_20_1" text:outline-level="1"><text:span text:style-name="T3">9. </text:span>Write a Java program to compute the specified expressions and print the output.</text:h>
      <text:p text:style-name="P6">((25.5 * 3.5 - 3.5 * 3.5) / (40.5 - 4.5))<text:line-break/><text:line-break/>2.138888888888889</text:p>
      <text:h text:style-name="Heading_20_1" text:outline-level="1"><text:span text:style-name="T3">10. </text:span>Write a Java program to compute a specified formula.</text:h>
      <text:p text:style-name="P6">4.0 * (1 - (1.0/3) + (1.0/5) - (1.0/7) + (1.0/9) - (1.0/11))<text:line-break/><text:line-break/>2.9760461760461765</text:p>
      <text:h text:style-name="Heading_20_1" text:outline-level="1"><text:span text:style-name="T4">11. </text:span>Write a Java program to print the area and perimeter of a circle.</text:h>
      <text:p text:style-name="P7">Radius = 7.5<text:line-break/>Perimeter is = 47.12388980384689<text:line-break/>Area is = 176.71458676442586</text:p>
      <text:h text:style-name="P1" text:outline-level="1"><text:soft-page-break/><text:span text:style-name="T5">12. </text:span>Write a Java program that takes three numbers as input to calculate and print the average of the numbers.</text:h>
      <text:p text:style-name="P7"/>
      <text:h text:style-name="Heading_20_1" text:outline-level="1"><text:span text:style-name="T6">13. </text:span>Write a Java program to print the area and perimeter of a rectangle.</text:h>
      <text:p text:style-name="P8">Width = 5.5 Height = 8.5<text:line-break/>Area is 5.6 * 8.5 = 47.60<text:line-break/>Perimeter is 2 * (5.6 + 8.5) = 28.20</text:p>
      <text:h text:style-name="Heading_20_1" text:outline-level="1"><text:span text:style-name="T7">14. </text:span>Write a Java program to print an American flag on the screen. Go to the editor</text:h>
      <text:p text:style-name="P8">* * * * * * ================================== <text:line-break/>* * * * * <text:span text:style-name="T10">* </text:span>=================================<text:span text:style-name="T10">=</text:span> <text:line-break/>* * * * * * ================================== <text:line-break/>* * * * * <text:span text:style-name="T9">* </text:span>================================== <text:line-break/>* * * * * *<text:span text:style-name="T9"> </text:span>================================== <text:line-break/>* * * * * <text:span text:style-name="T9">* </text:span>================================== <text:line-break/>* * * * * * ================================== <text:line-break/>* * * * * <text:span text:style-name="T9">* </text:span>================================== <text:line-break/>* * * * * * ================================== <text:line-break/>============================================== <text:line-break/>============================================== <text:line-break/>============================================== <text:line-break/>============================================== <text:line-break/>============================================== <text:line-break/>==============================================<text:line-break/></text:p>
      <text:h text:style-name="Heading_20_1" text:outline-level="1"><text:span text:style-name="T7">15. </text:span>Write a Java program to swap two variables.</text:h>
      <text:p text:style-name="P8"/>
      <text:h text:style-name="Heading_20_1" text:outline-level="1"><text:span text:style-name="T7">16. </text:span>Write a Java program to print a face.</text:h>
      <text:p text:style-name="P8">+"""""+ <text:line-break/>[| o o |] <text:line-break/>| ^ | <text:line-break/>| '-' | <text:line-break/>+-----+<text:line-break/></text:p>
      <text:h text:style-name="Heading_20_1" text:outline-level="1"><text:soft-page-break/><text:span text:style-name="T8">17. </text:span>Write a Java program to add two binary numbers.</text:h>
      <text:p text:style-name="P9">Input Data:<text:line-break/>Input first binary number: 10<text:line-break/>Input second binary number: 11<text:line-break/>Sum of two binary numbers: 101</text:p>
      <text:h text:style-name="Heading_20_1" text:outline-level="1"><text:span text:style-name="T8">18. </text:span>Write a Java program to multiply two binary numbers.</text:h>
      <text:p text:style-name="P9">Input Data:<text:line-break/>Input the first binary number: 10<text:line-break/>Input the second binary number: 11<text:line-break/>Product of two binary numbers: 110 </text:p>
      <text:h text:style-name="Heading_20_1" text:outline-level="1"><text:span text:style-name="T8">19. </text:span>Write a Java program to convert a decimal number to binary number.</text:h>
      <text:p text:style-name="P9">Input Data:<text:line-break/>Input a Decimal Number : 5<text:line-break/>Binary number is: 101 </text:p>
      <text:h text:style-name="Heading_20_1" text:outline-level="1"><text:span text:style-name="T8">20. </text:span>Write a Java program to convert a decimal number to hexadecimal number.</text:h>
      <text:p text:style-name="P9">Input Data:<text:line-break/>Input a decimal number: 15<text:line-break/>Hexadecimal number is : F 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galite" svg:font-family="Egalite" style:font-adornments="Bold Italic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rinda" svg:font-family="Vrinda"/>
    <style:font-face style:name="Vrinda1" svg:font-family="Vrinda" style:font-family-generic="system" style:font-pitch="variable"/>
    <style:font-face style:name="Zoya" svg:font-family="Zoya" style:font-adornments="Bold" style:font-pitch="variable"/>
  </office:font-face-decls>
  <office:styles>
    <draw:fill-image draw:name="profile" xlink:href="Pictures/1000000000000438000004384858A836187C616B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Vrinda1" style:font-family-complex="Vrind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rinda" style:font-family-complex="Vrind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rinda" style:font-family-complex="Vrin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rinda" style:font-family-complex="Vrind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Zoya" fo:font-family="Zoya" style:font-style-name="Bold" style:font-pitch="variable"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201in" fo:border="0.06pt solid #000000"/>
      <style:text-properties style:font-name="Egalite" fo:font-family="Egalite" style:font-style-name="Bold Italic" style:font-pitch="variable" fo:font-size="14pt" fo:font-style="italic" fo:font-weight="800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draw:fill="bitmap" draw:fill-image-name="profile" draw:opacity="2%" style:repeat="stretch" style:footnote-max-height="0in" loext:margin-gutter="0in">
        <style:background-image xlink:href="Pictures/1000000000000438000004384858A836187C616B.jp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profile" draw:opacity="2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21:14:00.910782670</meta:creation-date>
    <dc:date>2023-09-06T21:51:58.895281917</dc:date>
    <meta:editing-duration>PT22S</meta:editing-duration>
    <meta:editing-cycles>1</meta:editing-cycles>
    <meta:document-statistic meta:table-count="0" meta:image-count="0" meta:object-count="0" meta:page-count="4" meta:paragraph-count="40" meta:word-count="626" meta:character-count="3360" meta:non-whitespace-character-count="2740"/>
    <meta:generator>LibreOffice/7.6.0.3$Linux_X86_64 LibreOffice_project/60$Build-3</meta:generator>
  </office:meta>
</office:document-meta>
</file>